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fo:font-size="16pt" fo:font-weight="bold" officeooo:rsid="000c2804" officeooo:paragraph-rsid="000c2804" style:font-weight-asian="bold" style:font-weight-complex="bold"/>
    </style:style>
    <style:style style:name="P2" style:family="paragraph" style:parent-style-name="Standard">
      <style:text-properties style:font-name="Times New Roman" fo:font-size="12pt" fo:font-weight="bold" officeooo:rsid="000c2804" officeooo:paragraph-rsid="000c2804" style:font-weight-asian="bold" style:font-weight-complex="bold"/>
    </style:style>
    <style:style style:name="P3" style:family="paragraph" style:parent-style-name="Standard">
      <style:text-properties style:font-name="Times New Roman" fo:font-size="12pt" fo:font-style="italic" fo:font-weight="bold" officeooo:rsid="000c2804" officeooo:paragraph-rsid="000c2804" style:font-style-asian="italic" style:font-weight-asian="bold" style:font-style-complex="italic" style:font-weight-complex="bold"/>
    </style:style>
    <style:style style:name="P4" style:family="paragraph" style:parent-style-name="Standard">
      <style:text-properties style:font-name="Times New Roman" fo:font-size="12pt" fo:font-weight="bold" officeooo:rsid="000c2804" officeooo:paragraph-rsid="001c601f" style:font-weight-asian="bold" style:font-weight-complex="bold"/>
    </style:style>
    <style:style style:name="P5" style:family="paragraph" style:parent-style-name="Standard">
      <style:text-properties style:font-name="Times New Roman" fo:font-size="12pt" fo:font-style="italic" fo:font-weight="bold" officeooo:rsid="0015da34" officeooo:paragraph-rsid="0015da34" style:font-style-asian="italic" style:font-weight-asian="bold" style:font-style-complex="italic" style:font-weight-complex="bold"/>
    </style:style>
    <style:style style:name="P6" style:family="paragraph" style:parent-style-name="Standard">
      <style:text-properties style:font-name="Times New Roman" fo:font-size="12pt" fo:font-weight="bold" officeooo:rsid="0015da34" officeooo:paragraph-rsid="0015da34"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cc57e" style:font-weight-asian="normal" style:font-weight-complex="normal"/>
    </style:style>
    <style:style style:name="T3" style:family="text">
      <style:text-properties fo:font-weight="normal" officeooo:rsid="000e4a61" style:font-weight-asian="normal" style:font-weight-complex="normal"/>
    </style:style>
    <style:style style:name="T4" style:family="text">
      <style:text-properties fo:font-weight="normal" officeooo:rsid="0019c382" style:font-weight-asian="normal" style:font-weight-complex="normal"/>
    </style:style>
    <style:style style:name="T5" style:family="text">
      <style:text-properties fo:font-weight="normal" officeooo:rsid="001300ce" style:font-weight-asian="normal" style:font-weight-complex="normal"/>
    </style:style>
    <style:style style:name="T6" style:family="text">
      <style:text-properties fo:font-weight="normal" officeooo:rsid="001c96bb" style:font-weight-asian="normal" style:font-weight-complex="normal"/>
    </style:style>
    <style:style style:name="T7" style:family="text">
      <style:text-properties fo:font-weight="normal" officeooo:rsid="001ab3a3" style:font-weight-asian="normal" style:font-weight-complex="normal"/>
    </style:style>
    <style:style style:name="T8" style:family="text">
      <style:text-properties fo:font-weight="normal" officeooo:rsid="001c601f" style:font-weight-asian="normal" style:font-weight-complex="normal"/>
    </style:style>
    <style:style style:name="T9" style:family="text">
      <style:text-properties fo:font-weight="normal" officeooo:rsid="0010c192" style:font-weight-asian="normal" style:font-weight-complex="normal"/>
    </style:style>
    <style:style style:name="T10" style:family="text">
      <style:text-properties fo:font-weight="normal" officeooo:rsid="001480fa" style:font-weight-asian="normal" style:font-weight-complex="normal"/>
    </style:style>
    <style:style style:name="T11" style:family="text">
      <style:text-properties fo:font-weight="normal" officeooo:rsid="0011adc7" style:font-weight-asian="normal" style:font-weight-complex="normal"/>
    </style:style>
    <style:style style:name="T12" style:family="text">
      <style:text-properties fo:font-weight="normal" officeooo:rsid="0012969b" style:font-weight-asian="normal" style:font-weight-complex="normal"/>
    </style:style>
    <style:style style:name="T13" style:family="text">
      <style:text-properties fo:font-weight="normal" officeooo:rsid="001dea77" style:font-weight-asian="normal" style:font-weight-complex="normal"/>
    </style:style>
    <style:style style:name="T14" style:family="text">
      <style:text-properties officeooo:rsid="001fbe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kkitehtuuri- ja moduulisuunnittelu, saavutettavuus</text:p>
      <text:p text:style-name="P1"/>
      <text:p text:style-name="P2">1. Koko järjestelmän kuvaus</text:p>
      <text:p text:style-name="P3"><text:span text:style-name="T1">- </text:span><text:span text:style-name="T2">Alustavasti koko järjestelmän kuvaus on piirretty kaavioiksi. Nämä käsittelevät siis sitä, miten järjestelmän eri osat ovat yhteyksissä toisiinsa. Ne pitää vielä kirjoittaa auki tekstimuotoon ja kaavioita voi hyödyntää myös liitteinä raportissa:</text:span></text:p>
      <text:p text:style-name="P2"><text:span text:style-name="T2"/></text:p>
      <text:p text:style-name="P2"><text:span text:style-name="T2">- </text:span><text:span text:style-name="T3">Ohjelmistokokonaisuus on jaettu kahteen pääosaan, frontendiin sekä backendiin. Nämä molemmat koostuvat useammista pienistä komponenteista, jotka voivat oman pääosansa sisällä toimia yhteistyössä keskenään. Lisäksi frontend ja backend voivat keskustella toisiensa kanssa ohjelmistorajapintojen kautta.</text:span></text:p>
      <text:p text:style-name="P2"><text:span text:style-name="T3"/></text:p>
      <text:p text:style-name="P2"><text:span text:style-name="T3">- </text:span><text:span text:style-name="T4">F</text:span><text:span text:style-name="T5">rontend-kokonaisuus koostuu kahdesta isosta osasta; web-pohjaisesta ja mobiililaitteille tarkoitetusta frontendistä. Nämä tulevat pitämään sisällään pitkälti saman toiminnallisuuden, mutta ne tulee kuitenkin rakentaa erikseen. Tämän työn helpottamiseksi ja nopeuttamiseksi, on näiden toteutusteknologioiksi valittu React ja React Native, joista ensimmäinen on tarkoitettu web-pohjaiseen frontendiin ja jälkimmäinen mobiililaitteiden frontendiin. </text:span><text:span text:style-name="T6">Frontend koostuu monesta eri pääkomponenteista, jotka lähestulkoon kaikki voivat olla yhteydessä toisiinsa. Erilaisia komponentteja (tai näkymiä) yhdistellessä saadaan aikaan kokonaisuus, joka toimii yhteen saumattomasti ja yhteneväisesti.</text:span></text:p>
      <text:p text:style-name="P2"><text:span text:style-name="T5"/></text:p>
      <text:p text:style-name="P4"><text:span text:style-name="T5">- </text:span><text:span text:style-name="T4">Backend käsittää kaiken sen, mitä sovellus tekee taustatyönä. Käyttäjien-, turnausten- </text:span><text:span text:style-name="T7">ja karttojen</text:span><text:span text:style-name="T4">hallinta frontendissä saa tarvitsemansa tiedot backendin tietokannoista, rajapintojen kautta. </text:span><text:span text:style-name="T7">Nämä tiedot ovat tallennettuna omiin tietokantoihinsa. </text:span><text:span text:style-name="T8">Lisäksi tietoja muokattaessa frontendin puolella, välitetään data backendin rajapintojen kautta tietokantoihin. Lisäksi ulkoisista palveluista haetaan data backendissä. Esimerkiksi pelaajan tietoihin haettava tieto PDGA:n rajapinnoista, käsitellään backendissä, jonka jälkeen tämä tallennetaan vastaavaan tietokantaan. Myös erilaisten notifikaatioiden, kuten sähköpostien ja push-notifikaatioiden, lähettäminen tapahtuu backendin kautta.</text:span></text:p>
      <text:p text:style-name="P2"><text:span text:style-name="T3"/></text:p>
      <text:p text:style-name="P2"><text:span text:style-name="T3">- </text:span><text:span text:style-name="T9">Ohjelmisto on </text:span><text:span text:style-name="T5">kokonaisuutena </text:span><text:span text:style-name="T9">suunniteltu toimimaan pilvipohjaisessa Platform-as-a-Service (PaaS) -palvelussa. Tällä tavalla kehittäjien ei tarvitse itse huolehtia esimerkiksi laitteis</text:span><text:span text:style-name="T10">to</text:span><text:span text:style-name="T9">puolen hankinnoista ja ylläpidosta. Lisäksi pilvipohjaisissa järjestelmissä on pitkälti sisäänrakennettuna tietoturvapuolen ominaisuuksia, kuten myös nopeaa skaalautumista tukevia ratkaisuja. </text:span><text:span text:style-name="T11">Lisäksi ohjelmistovaatimus ohjelmiston </text:span><text:span text:style-name="T12">saatavuudesta saadaan varmemmin täytettyä pilvipohjaisella ratkaisulla. </text:span><text:span text:style-name="T5">Web-pohjainen f</text:span><text:span text:style-name="T11">rontend ja backend tullaan toteuttamaan PaaS-palveluun omina instansseinaan, jotka toimivat yhteistyössä keskenään.</text:span></text:p>
      <text:p text:style-name="P2"><text:span text:style-name="T11"/></text:p>
      <text:p text:style-name="P2"><text:span text:style-name="T11">- </text:span><text:span text:style-name="T13">Liitteinä olevat kaaviot kuvaavat järjestelmän toimintaa ja sitä, miten kokonaisuuden eri komponentit viestivät toistensa kanssa.</text:span></text:p>
      <text:p text:style-name="P2"><text:span text:style-name="T13"/></text:p>
      <text:p text:style-name="P5"><text:span text:style-name="T11">(</text:span><text:span text:style-name="T1">Tähän liitteiksi kaaviot, jotka kuvaavat järjestelmän osia ja niiden toimintaa keskenään)</text:span></text:p>
      <text:p text:style-name="P6"><text:span text:style-name="T1"/></text:p>
      <text:p text:style-name="P2"/>
      <text:p text:style-name="P2">2. Ositus</text:p>
      <text:p text:style-name="P2"/>
      <text:p text:style-name="P2"/>
      <text:p text:style-name="P2">3. Moduulisuunnittelu</text:p>
      <text:p text:style-name="P2"/>
      <text:p text:style-name="P2"/>
      <text:p text:style-name="P2">4. Saavutetta<text:span text:style-name="T14">v</text:span>uus avattu, miten huomioidaan</text:p>
      <text:p text:style-name="P2"/>
      <text:p text:style-name="P2"><text:soft-page-break/></text:p>
      <text:p text:style-name="P2">5. Rajapinnat</text:p>
      <text:p text:style-name="P2"/>
      <text:p text:style-name="P2"/>
      <text:p text:style-name="P2">6. Riippuvuude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fi" fo:country="FI"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fi" fo:country="FI"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31T10:27:26.547910701</meta:creation-date>
    <meta:generator>LibreOffice/24.8.3.2$Linux_X86_64 LibreOffice_project/480$Build-2</meta:generator>
    <dc:date>2024-11-22T12:34:41.046559719</dc:date>
    <meta:editing-duration>PT1H28M15S</meta:editing-duration>
    <meta:editing-cycles>18</meta:editing-cycles>
    <meta:document-statistic meta:table-count="0" meta:image-count="0" meta:object-count="0" meta:page-count="2" meta:paragraph-count="14" meta:word-count="314" meta:character-count="2945" meta:non-whitespace-character-count="2645"/>
  </office:meta>
</office:document-meta>
</file>